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, 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Times New Roman" officeooo:paragraph-rsid="0004eb32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6pt" officeooo:paragraph-rsid="0004eb3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weight="normal" officeooo:rsid="0004eb32" officeooo:paragraph-rsid="0004eb3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weight="normal" officeooo:rsid="00053146" officeooo:paragraph-rsid="0005314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weight="normal" officeooo:rsid="00069d22" officeooo:paragraph-rsid="00069d22" style:font-weight-asian="normal" style:font-weight-complex="normal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fo:color="#000000" style:font-name="Times New Roman" fo:font-size="20pt" officeooo:paragraph-rsid="0004eb32" style:font-size-asian="20pt" style:font-size-complex="20pt"/>
    </style:style>
    <style:style style:name="P7" style:family="paragraph" style:parent-style-name="Text_20_body">
      <style:paragraph-properties fo:text-align="start" style:justify-single-word="false"/>
      <style:text-properties officeooo:paragraph-rsid="00069d22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a92" style:font-weight-asian="bold" style:font-weight-complex="bold"/>
    </style:style>
    <style:style style:name="T3" style:family="text">
      <style:text-properties fo:font-weight="bold" officeooo:rsid="001a6afd" style:font-weight-asian="bold" style:font-weight-complex="bold"/>
    </style:style>
    <style:style style:name="T4" style:family="text">
      <style:text-properties fo:font-weight="bold" officeooo:rsid="0004eb32" style:font-weight-asian="bold" style:font-weight-complex="bold"/>
    </style:style>
    <style:style style:name="T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 officeooo:rsid="00069d22" style:font-weight-asian="normal" style:font-weight-complex="normal"/>
    </style:style>
    <style:style style:name="T7" style:family="text">
      <style:text-properties fo:font-variant="normal" fo:text-transform="none" style:font-name="Times New Roman1" fo:font-size="14pt" fo:letter-spacing="normal" fo:font-style="normal"/>
    </style:style>
    <style:style style:name="T8" style:family="text">
      <style:text-properties fo:color="#000080" style:font-name="Consolas" fo:font-size="10pt" fo:font-style="normal" fo:font-weight="bold" style:font-size-asian="10pt" style:font-style-asian="normal" style:font-weight-asian="bold"/>
    </style:style>
    <style:style style:name="T9" style:family="text">
      <style:text-properties fo:color="#660e7a" style:font-name="Consolas" fo:font-size="10pt" fo:font-style="normal" fo:font-weight="bold" style:font-size-asian="10pt" style:font-style-asian="normal" style:font-weight-asian="bold"/>
    </style:style>
    <style:style style:name="T10" style:family="text">
      <style:text-properties fo:color="#660e7a" style:font-name="Consolas" fo:font-size="10pt" fo:font-style="italic" fo:font-weight="bold" style:font-size-asian="10pt" style:font-style-asian="italic" style:font-weight-asian="bold"/>
    </style:style>
    <style:style style:name="T11" style:family="text">
      <style:text-properties style:font-name="Consolas" fo:font-size="10pt" fo:font-style="normal" style:font-size-asian="10pt" style:font-style-asian="normal"/>
    </style:style>
    <style:style style:name="T12" style:family="text">
      <style:text-properties officeooo:rsid="00053146"/>
    </style:style>
    <style:style style:name="T13" style:family="text">
      <style:text-properties fo:color="#0000ff" style:font-name="Consolas" fo:font-size="10pt" fo:font-style="normal" style:font-size-asian="10pt" style:font-style-asian="normal"/>
    </style:style>
    <style:style style:name="T14" style:family="text">
      <style:text-properties fo:color="#008000" style:font-name="Consolas" fo:font-size="10pt" fo:font-style="normal" fo:font-weight="bold" style:font-size-asian="10pt" style:font-style-asian="normal" style:font-weight-asian="bold"/>
    </style:style>
    <style:style style:name="T15" style:family="text">
      <style:text-properties fo:color="#808080" style:font-name="Consolas" fo:font-size="10pt" fo:font-style="italic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rzysztof Bieniasz</text:p>
      <text:p text:style-name="P2"/>
      <text:p text:style-name="P1"><text:span text:style-name="T1">Sprawozdanie </text:span><text:span text:style-name="T2">do laboratorium</text:span><text:span text:style-name="T1"> nr </text:span><text:span text:style-name="T3">1</text:span><text:span text:style-name="T4">2</text:span><text:span text:style-name="T2"> z zajęć Teoria Współbieżności</text:span></text:p>
      <text:p text:style-name="P1"><text:span text:style-name="T2"/></text:p>
      <text:p text:style-name="P3">Zadanie dotyczyło napisania programu, który będzie wyznaczał postać normalną Foaty dla danego śladu w oraz wyznaczał graf zależności dla słowa w. Program napisałem w języku JAVA, niestety wykonałem tylko trzy z pięciu podpunktów zadania.</text:p>
      <text:p text:style-name="P3"/>
      <text:p text:style-name="P3"/>
      <text:p text:style-name="P3">Sposób przechowywania danych w programie:</text:p>
      <text:p text:style-name="P3"/>
      <text:p text:style-name="P3"><text:span text:style-name="T8">private </text:span><text:span text:style-name="T11">List&lt;String&gt; </text:span><text:span text:style-name="T9">alphabet </text:span><text:span text:style-name="T11">= </text:span><text:span text:style-name="T8">new </text:span><text:span text:style-name="T11">ArrayList&lt;&gt;();</text:span><text:line-break/><text:span text:style-name="T8">private </text:span><text:span text:style-name="T11">List&lt;String&gt; </text:span><text:span text:style-name="T9">independenceRelation </text:span><text:span text:style-name="T11">= </text:span><text:span text:style-name="T8">new </text:span><text:span text:style-name="T11">ArrayList&lt;&gt;();</text:span><text:line-break/><text:span text:style-name="T8">private </text:span><text:span text:style-name="T11">List&lt;String&gt; </text:span><text:span text:style-name="T9">word </text:span><text:span text:style-name="T11">= </text:span><text:span text:style-name="T8">new </text:span><text:span text:style-name="T11">ArrayList&lt;&gt;();</text:span><text:line-break/><text:span text:style-name="T8">private </text:span><text:span text:style-name="T11">List&lt;String&gt; </text:span><text:span text:style-name="T9">dependencyRelation </text:span><text:span text:style-name="T11">= </text:span><text:span text:style-name="T8">new </text:span><text:span text:style-name="T11">ArrayList&lt;&gt;();</text:span></text:p>
      <text:p text:style-name="P3"/>
      <text:p text:style-name="P3">W celach łatwiejszej implementacji pojedyncze litery alfabetu reprezentowałem jako obiekty String. W tabelach dotyczących relacji dwie litery a, b są w relacji jeśli istnieje taki indeks, że pod nim jest litera a, natomiast na kolejnym miejscu litera b.</text:p>
      <text:p text:style-name="P3"/>
      <text:p text:style-name="P4">Dane do programu można podać z konsoli lub skorzystać z gotowych danych wprowadzonych do kodu programu.</text:p>
      <text:p text:style-name="P3"/>
      <text:p text:style-name="P3">Zadanie 1.</text:p>
      <text:p text:style-name="P3">Wyznaczenie relacji niezależności I. Przyjąłem, że należy wyznaczyć relacje zależności, ponieważ relacja niezależności jest podana. <text:span text:style-name="T12">Relacja szukam w ten sposób, iż dla każdych dwóch liter w alfabecie sprawdzam czy są one w relacji niezależności, jeśli nie są to znaczy, że są zależne.</text:span></text:p>
      <text:p text:style-name="P3"/>
      <text:p text:style-name="P3"><text:span text:style-name="T8">public void </text:span><text:span text:style-name="T11">stateDependencyRelation()</text:span><text:line-break/><text:span text:style-name="T11">{</text:span><text:line-break/><text:span text:style-name="T11"> <text:s text:c="3"/></text:span><text:span text:style-name="T8">for</text:span><text:span text:style-name="T11">(</text:span><text:span text:style-name="T8">int </text:span><text:span text:style-name="T11">i =</text:span><text:span text:style-name="T13">0</text:span><text:span text:style-name="T11">; i&lt;</text:span><text:span text:style-name="T9">alphabet</text:span><text:span text:style-name="T11">.size(); i++)</text:span><text:line-break/><text:span text:style-name="T11"> <text:s text:c="3"/>{</text:span><text:line-break/><text:span text:style-name="T11"> <text:s text:c="7"/>System.</text:span><text:span text:style-name="T10">out</text:span><text:span text:style-name="T11">.println(</text:span><text:span text:style-name="T9">alphabet</text:span><text:span text:style-name="T11">.get(i));</text:span><text:line-break/><text:span text:style-name="T11"> <text:s text:c="3"/>}</text:span><text:line-break/><text:span text:style-name="T11"> <text:s text:c="3"/></text:span><text:line-break/><text:span text:style-name="T11"> <text:s text:c="3"/></text:span><text:span text:style-name="T8">for</text:span><text:span text:style-name="T11">(</text:span><text:span text:style-name="T8">int </text:span><text:span text:style-name="T11">i =</text:span><text:span text:style-name="T13">0</text:span><text:span text:style-name="T11">; i&lt;</text:span><text:span text:style-name="T9">alphabet</text:span><text:span text:style-name="T11">.size()-</text:span><text:span text:style-name="T13">1</text:span><text:span text:style-name="T11">; i++)</text:span><text:line-break/><text:span text:style-name="T11"> <text:s text:c="3"/>{</text:span><text:line-break/><text:span text:style-name="T11"> <text:s text:c="7"/></text:span><text:span text:style-name="T8">for</text:span><text:span text:style-name="T11">(</text:span><text:span text:style-name="T8">int </text:span><text:span text:style-name="T11">j = i+</text:span><text:span text:style-name="T13">1</text:span><text:span text:style-name="T11">; j&lt;</text:span><text:span text:style-name="T9">alphabet</text:span><text:span text:style-name="T11">.size(); j++)</text:span><text:line-break/><text:span text:style-name="T11"> <text:s text:c="7"/>{</text:span><text:line-break/><text:span text:style-name="T11"> <text:s text:c="11"/></text:span><text:span text:style-name="T8">if</text:span><text:span text:style-name="T11">(!isIndependant(</text:span><text:span text:style-name="T9">alphabet</text:span><text:span text:style-name="T11">.get(i), </text:span><text:span text:style-name="T9">alphabet</text:span><text:span text:style-name="T11">.get(j)))</text:span><text:line-break/><text:span text:style-name="T11"> <text:s text:c="11"/>{</text:span><text:line-break/><text:span text:style-name="T11"> <text:s text:c="15"/></text:span><text:span text:style-name="T9">dependencyRelation</text:span><text:span text:style-name="T11">.add(</text:span><text:span text:style-name="T9">alphabet</text:span><text:span text:style-name="T11">.get(i));</text:span><text:line-break/><text:span text:style-name="T11"> <text:s text:c="15"/></text:span><text:span text:style-name="T9">dependencyRelation</text:span><text:span text:style-name="T11">.add(</text:span><text:span text:style-name="T9">alphabet</text:span><text:span text:style-name="T11">.get(j));</text:span><text:line-break/><text:span text:style-name="T11"> <text:s text:c="15"/></text:span><text:span text:style-name="T9">dependencyRelation</text:span><text:span text:style-name="T11">.add(</text:span><text:span text:style-name="T9">alphabet</text:span><text:span text:style-name="T11">.get(j));</text:span><text:line-break/><text:span text:style-name="T11"> <text:s text:c="15"/></text:span><text:span text:style-name="T9">dependencyRelation</text:span><text:span text:style-name="T11">.add(</text:span><text:span text:style-name="T9">alphabet</text:span><text:span text:style-name="T11">.get(i));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span text:style-name="T11"> <text:s text:c="3"/></text:span><text:span text:style-name="T8">for</text:span><text:span text:style-name="T11">(</text:span><text:span text:style-name="T8">int </text:span><text:span text:style-name="T11">i=</text:span><text:span text:style-name="T13">0</text:span><text:span text:style-name="T11">; i&lt;</text:span><text:span text:style-name="T9">dependencyRelation</text:span><text:span text:style-name="T11">.size()-</text:span><text:span text:style-name="T13">1</text:span><text:span text:style-name="T11">; i=i+</text:span><text:span text:style-name="T13">2</text:span><text:span text:style-name="T11">)</text:span><text:line-break/><text:span text:style-name="T11"> <text:s text:c="3"/>{</text:span><text:line-break/><text:span text:style-name="T11"> <text:s text:c="7"/>System.</text:span><text:span text:style-name="T10">out</text:span><text:span text:style-name="T11">.println(</text:span><text:span text:style-name="T14">"("</text:span><text:span text:style-name="T11">+ </text:span><text:span text:style-name="T9">dependencyRelation</text:span><text:span text:style-name="T11">.get(i)+</text:span><text:span text:style-name="T14">", "</text:span><text:span text:style-name="T11">+ </text:span><text:span text:style-name="T9">dependencyRelation</text:span><text:span text:style-name="T11">.get(i+</text:span><text:span text:style-name="T13">1</text:span><text:span text:style-name="T11">) +</text:span><text:span text:style-name="T14">")" </text:span><text:span text:style-name="T11">);</text:span><text:line-break/><text:span text:style-name="T11"> <text:s text:c="3"/>}</text:span><text:line-break/><text:span text:style-name="T11">}</text:span></text:p>
      <text:p text:style-name="P3"/>
      <text:p text:style-name="P3"/>
      <text:p text:style-name="P3"><text:soft-page-break/></text:p>
      <text:p text:style-name="P4">Zadanie 2</text:p>
      <text:p text:style-name="P4">Dla danego słowa w wyznaczam ślad w taki sposób, iż tworzę stos, na którym kładę to słowo. Następnie w pętli sprawdzam czy mogę zamienić sąsiadujące litery ze sobą (czy są w relacji niezależności), jeśli odpowiedź jest twierdząca do dodaje je do stosu i do zbioru wynikowego zawierającego ślad słowa. Korzystam też z pomocniczego zbioru kontrolującego, żeby nie przetwarzać już przetworzonych słów.</text:p>
      <text:p text:style-name="P4"><text:line-break/><text:span text:style-name="T8">public void </text:span><text:span text:style-name="T11">getTrace()</text:span><text:line-break/><text:span text:style-name="T11">{</text:span><text:line-break/><text:span text:style-name="T11"> <text:s text:c="3"/>List&lt;List&lt;String&gt;&gt; stack = </text:span><text:span text:style-name="T8">new </text:span><text:span text:style-name="T11">ArrayList&lt;&gt;();</text:span><text:line-break/><text:span text:style-name="T11"> <text:s text:c="3"/>List&lt;List&lt;String&gt;&gt; processed = </text:span><text:span text:style-name="T8">new </text:span><text:span text:style-name="T11">ArrayList&lt;&gt;();</text:span><text:line-break/><text:span text:style-name="T11"> <text:s text:c="3"/>List&lt;List&lt;String&gt;&gt; trace = </text:span><text:span text:style-name="T8">new </text:span><text:span text:style-name="T11">ArrayList&lt;&gt;();</text:span><text:line-break/><text:line-break/><text:span text:style-name="T11"> <text:s text:c="3"/>stack.add(</text:span><text:span text:style-name="T9">word</text:span><text:span text:style-name="T11">);</text:span><text:line-break/><text:span text:style-name="T11"> <text:s text:c="3"/>trace.add(</text:span><text:span text:style-name="T9">word</text:span><text:span text:style-name="T11">);</text:span><text:line-break/><text:span text:style-name="T11"> <text:s text:c="3"/></text:span><text:span text:style-name="T8">while</text:span><text:span text:style-name="T11">(!stack.isEmpty())</text:span><text:line-break/><text:span text:style-name="T11"> <text:s text:c="3"/>{</text:span><text:line-break/><text:span text:style-name="T11"> <text:s text:c="7"/>List&lt;String&gt; currentWord = <text:s/>stack.remove(</text:span><text:span text:style-name="T13">0</text:span><text:span text:style-name="T11">);</text:span><text:line-break/><text:line-break/><text:span text:style-name="T11"> <text:s text:c="7"/></text:span><text:span text:style-name="T8">for</text:span><text:span text:style-name="T11">(</text:span><text:span text:style-name="T8">int </text:span><text:span text:style-name="T11">i=</text:span><text:span text:style-name="T13">0</text:span><text:span text:style-name="T11">; i&lt;currentWord.size()-</text:span><text:span text:style-name="T13">1</text:span><text:span text:style-name="T11">; i++)</text:span><text:line-break/><text:span text:style-name="T11"> <text:s text:c="7"/>{</text:span><text:line-break/><text:span text:style-name="T11"> <text:s text:c="11"/></text:span><text:span text:style-name="T8">if</text:span><text:span text:style-name="T11">(isIndependant(currentWord.get(i), currentWord.get(i+</text:span><text:span text:style-name="T13">1</text:span><text:span text:style-name="T11">)))</text:span><text:line-break/><text:span text:style-name="T11"> <text:s text:c="11"/>{</text:span><text:line-break/><text:span text:style-name="T11"> <text:s text:c="15"/>List&lt;String&gt; newWord = createAndSwap(currentWord, i, i+</text:span><text:span text:style-name="T13">1</text:span><text:span text:style-name="T11">);</text:span><text:line-break/><text:line-break/><text:line-break/><text:span text:style-name="T11"> <text:s text:c="15"/></text:span><text:span text:style-name="T8">if</text:span><text:span text:style-name="T11">(!hasWord(stack, newWord));</text:span><text:line-break/><text:span text:style-name="T11"> <text:s text:c="15"/>{</text:span><text:line-break/><text:span text:style-name="T11"> <text:s text:c="19"/></text:span><text:span text:style-name="T8">if</text:span><text:span text:style-name="T11">(!hasWord(processed, newWord)) stack.add(newWord);</text:span><text:line-break/><text:span text:style-name="T11"> <text:s text:c="15"/>}</text:span><text:line-break/><text:span text:style-name="T11"> <text:s text:c="15"/></text:span><text:span text:style-name="T8">if</text:span><text:span text:style-name="T11">(!hasWord(trace, newWord))</text:span><text:line-break/><text:span text:style-name="T11"> <text:s text:c="15"/>{</text:span><text:line-break/><text:span text:style-name="T11"> <text:s text:c="19"/>trace.add(newWord);</text:span><text:line-break/><text:span text:style-name="T11"> <text:s text:c="15"/>}</text:span><text:line-break/><text:span text:style-name="T11"> <text:s text:c="11"/>}</text:span><text:line-break/><text:span text:style-name="T15"> <text:s text:c="7"/></text:span><text:span text:style-name="T11">}</text:span><text:line-break/><text:span text:style-name="T11"> <text:s text:c="7"/>processed.add(currentWord);</text:span><text:line-break/><text:span text:style-name="T11"> <text:s text:c="3"/>}</text:span><text:line-break/><text:span text:style-name="T11"> <text:s text:c="3"/>System.</text:span><text:span text:style-name="T10">out</text:span><text:span text:style-name="T11">.println(</text:span><text:span text:style-name="T14">"Trace: "</text:span><text:span text:style-name="T11">);</text:span><text:line-break/><text:span text:style-name="T11"> <text:s text:c="3"/></text:span><text:span text:style-name="T8">for</text:span><text:span text:style-name="T11">(List&lt;String&gt; words : trace)</text:span><text:line-break/><text:span text:style-name="T11"> <text:s text:c="3"/>{</text:span><text:line-break/><text:span text:style-name="T11"> <text:s text:c="7"/></text:span><text:span text:style-name="T8">for</text:span><text:span text:style-name="T11">(String s : words)</text:span><text:line-break/><text:span text:style-name="T11"> <text:s text:c="7"/>{</text:span><text:line-break/><text:span text:style-name="T11"> <text:s text:c="11"/>System.</text:span><text:span text:style-name="T10">out</text:span><text:span text:style-name="T11">.print(s);</text:span><text:line-break/><text:span text:style-name="T11"> <text:s text:c="7"/>}</text:span><text:line-break/><text:span text:style-name="T11"> <text:s text:c="7"/>System.</text:span><text:span text:style-name="T10">out</text:span><text:span text:style-name="T11">.println(</text:span><text:span text:style-name="T14">""</text:span><text:span text:style-name="T11">);</text:span><text:line-break/><text:span text:style-name="T11"> <text:s text:c="3"/>}</text:span><text:line-break/><text:span text:style-name="T11">}</text:span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adanie 3</text:p>
      <text:p text:style-name="P4">W trzecim zadaniu wykorzystałem algorytm z podanej literatury. Najpierw dla każdej litery alfabetu buduje w odpowiedni sposób stosy, a następnie poprzez zdejmowanie z tych stosów dostaje postać normalną Foaty.</text:p>
      <text:p text:style-name="P4"/>
      <text:p text:style-name="P4"><text:span text:style-name="T8">public void </text:span><text:span text:style-name="T11">getFNF()</text:span><text:line-break/><text:span text:style-name="T11">{</text:span><text:line-break/><text:span text:style-name="T11"> <text:s text:c="3"/>Map&lt;String, List&lt;String&gt;&gt; stacks = </text:span><text:span text:style-name="T8">new </text:span><text:span text:style-name="T11">HashMap&lt;&gt;();</text:span><text:line-break/><text:span text:style-name="T11"> <text:s text:c="3"/></text:span><text:span text:style-name="T8">for</text:span><text:span text:style-name="T11">(</text:span><text:span text:style-name="T8">int </text:span><text:span text:style-name="T11">i=</text:span><text:span text:style-name="T13">0</text:span><text:span text:style-name="T11">; i&lt;</text:span><text:span text:style-name="T9">alphabet</text:span><text:span text:style-name="T11">.size(); i++)</text:span><text:line-break/><text:span text:style-name="T11"> <text:s text:c="3"/>{</text:span><text:line-break/><text:span text:style-name="T11"> <text:s text:c="7"/>stacks.put(</text:span><text:span text:style-name="T9">alphabet</text:span><text:span text:style-name="T11">.get(i), </text:span><text:span text:style-name="T8">new </text:span><text:span text:style-name="T11">ArrayList&lt;&gt;());</text:span><text:line-break/><text:span text:style-name="T11"> <text:s text:c="3"/>}</text:span><text:line-break/><text:span text:style-name="T11"> <text:s text:c="3"/></text:span><text:span text:style-name="T8">for</text:span><text:span text:style-name="T11">(</text:span><text:span text:style-name="T8">int </text:span><text:span text:style-name="T11">i=</text:span><text:span text:style-name="T9">word</text:span><text:span text:style-name="T11">.size()-</text:span><text:span text:style-name="T13">1</text:span><text:span text:style-name="T11">; i&gt;=</text:span><text:span text:style-name="T13">0</text:span><text:span text:style-name="T11">; i--)</text:span><text:line-break/><text:span text:style-name="T11"> <text:s text:c="3"/>{</text:span><text:line-break/><text:span text:style-name="T11"> <text:s text:c="7"/>List&lt;String&gt; directStack = stacks.get(</text:span><text:span text:style-name="T9">word</text:span><text:span text:style-name="T11">.get(i));</text:span><text:line-break/><text:span text:style-name="T11"> <text:s text:c="7"/>directStack.add(</text:span><text:span text:style-name="T9">word</text:span><text:span text:style-name="T11">.get(i));</text:span><text:line-break/><text:span text:style-name="T11"> <text:s text:c="7"/></text:span><text:span text:style-name="T8">for</text:span><text:span text:style-name="T11">(</text:span><text:span text:style-name="T8">int </text:span><text:span text:style-name="T11">j=</text:span><text:span text:style-name="T13">0</text:span><text:span text:style-name="T11">; j&lt;</text:span><text:span text:style-name="T9">alphabet</text:span><text:span text:style-name="T11">.size(); j++)</text:span><text:line-break/><text:span text:style-name="T11"> <text:s text:c="7"/>{</text:span><text:line-break/><text:span text:style-name="T11"> <text:s text:c="11"/></text:span><text:span text:style-name="T8">if</text:span><text:span text:style-name="T11">(!isIndependant(</text:span><text:span text:style-name="T9">alphabet</text:span><text:span text:style-name="T11">.get(j), </text:span><text:span text:style-name="T9">word</text:span><text:span text:style-name="T11">.get(i)))</text:span><text:line-break/><text:span text:style-name="T11"> <text:s text:c="11"/>{</text:span><text:line-break/><text:span text:style-name="T11"> <text:s text:c="15"/></text:span><text:span text:style-name="T8">if</text:span><text:span text:style-name="T11">(!</text:span><text:span text:style-name="T9">alphabet</text:span><text:span text:style-name="T11">.get(j).equals(</text:span><text:span text:style-name="T9">word</text:span><text:span text:style-name="T11">.get(i)))</text:span><text:line-break/><text:span text:style-name="T11"> <text:s text:c="15"/>{</text:span><text:line-break/><text:span text:style-name="T11"> <text:s text:c="19"/>stacks.get(</text:span><text:span text:style-name="T9">alphabet</text:span><text:span text:style-name="T11">.get(j)).add(</text:span><text:span text:style-name="T14">"*"</text:span><text:span text:style-name="T11">);</text:span><text:line-break/><text:span text:style-name="T11"> <text:s text:c="15"/>}</text:span><text:line-break/><text:span text:style-name="T11"> <text:s text:c="11"/>}</text:span><text:line-break/><text:span text:style-name="T11"> <text:s text:c="7"/>}</text:span><text:line-break/><text:span text:style-name="T11"> <text:s text:c="3"/>}</text:span><text:line-break/><text:line-break/><text:span text:style-name="T11"> <text:s text:c="3"/></text:span><text:span text:style-name="T15">// getting FNF</text:span><text:line-break/><text:span text:style-name="T15"> <text:s text:c="3"/></text:span><text:span text:style-name="T11">List&lt;String&gt; FNF = </text:span><text:span text:style-name="T8">new </text:span><text:span text:style-name="T11">ArrayList&lt;&gt;();</text:span><text:line-break/><text:span text:style-name="T11"> <text:s text:c="3"/></text:span><text:span text:style-name="T8">while</text:span><text:span text:style-name="T11">(!isStacksEmpty(stacks))</text:span><text:line-break/><text:span text:style-name="T11"> <text:s text:c="3"/>{</text:span><text:line-break/><text:span text:style-name="T11"> <text:s text:c="7"/>String s = </text:span><text:span text:style-name="T14">""</text:span><text:span text:style-name="T11">;</text:span><text:line-break/><text:span text:style-name="T11"> <text:s text:c="7"/>String rep = </text:span><text:span text:style-name="T8">null</text:span><text:span text:style-name="T11">;</text:span><text:line-break/><text:span text:style-name="T11"> <text:s text:c="7"/></text:span><text:span text:style-name="T8">for</text:span><text:span text:style-name="T11">(String key : stacks.keySet())</text:span><text:line-break/><text:span text:style-name="T11"> <text:s text:c="7"/>{</text:span><text:line-break/><text:span text:style-name="T11"> <text:s text:c="11"/>List&lt;String&gt; directStack = stacks.get(key);</text:span><text:line-break/><text:span text:style-name="T11"> <text:s text:c="11"/></text:span><text:span text:style-name="T8">if</text:span><text:span text:style-name="T11">(directStack.size()==</text:span><text:span text:style-name="T13">0</text:span><text:span text:style-name="T11">) </text:span><text:span text:style-name="T8">continue</text:span><text:span text:style-name="T11">;</text:span><text:line-break/><text:span text:style-name="T11"> <text:s text:c="11"/>String lastString = directStack.get(directStack.size()-</text:span><text:span text:style-name="T13">1</text:span><text:span text:style-name="T11">);</text:span><text:line-break/><text:span text:style-name="T11"> <text:s text:c="11"/></text:span><text:span text:style-name="T8">if</text:span><text:span text:style-name="T11">(!lastString.equals(</text:span><text:span text:style-name="T14">"*"</text:span><text:span text:style-name="T11">))</text:span><text:line-break/><text:span text:style-name="T11"> <text:s text:c="11"/>{</text:span><text:line-break/><text:span text:style-name="T11"> <text:s text:c="15"/>s = s+ lastString;</text:span><text:line-break/><text:span text:style-name="T11"> <text:s text:c="15"/></text:span><text:span text:style-name="T8">if</text:span><text:span text:style-name="T11">(rep == </text:span><text:span text:style-name="T8">null</text:span><text:span text:style-name="T11">)</text:span><text:line-break/><text:span text:style-name="T11"> <text:s text:c="15"/>{</text:span><text:line-break/><text:span text:style-name="T11"> <text:s text:c="19"/>rep = lastString;</text:span><text:line-break/><text:span text:style-name="T11"> <text:s text:c="15"/>}</text:span><text:line-break/><text:span text:style-name="T11"> <text:s text:c="15"/>stacks.get(key).remove(directStack.size()-</text:span><text:span text:style-name="T13">1</text:span><text:span text:style-name="T11">);</text:span><text:line-break/><text:span text:style-name="T11"> <text:s text:c="11"/>}</text:span><text:line-break/><text:span text:style-name="T11"> <text:s text:c="7"/>}</text:span><text:line-break/><text:span text:style-name="T11"> <text:s text:c="7"/></text:span><text:span text:style-name="T8">for</text:span><text:span text:style-name="T11">(String key : stacks.keySet())</text:span><text:line-break/><text:span text:style-name="T11"> <text:s text:c="7"/>{</text:span><text:line-break/><text:span text:style-name="T11"> <text:s text:c="11"/></text:span><text:span text:style-name="T8">if</text:span><text:span text:style-name="T11">(!isIndependant(key, rep))</text:span><text:line-break/><text:span text:style-name="T11"> <text:s text:c="11"/>{</text:span><text:line-break/><text:span text:style-name="T11"> <text:s text:c="15"/></text:span><text:span text:style-name="T8">if</text:span><text:span text:style-name="T11">(!key.equals(rep))</text:span><text:line-break/><text:span text:style-name="T11"> <text:s text:c="15"/>{</text:span><text:line-break/><text:span text:style-name="T11"> <text:s text:c="19"/>List&lt;String&gt; directStack = stacks.get(key);</text:span><text:line-break/><text:span text:style-name="T11"> <text:s text:c="19"/></text:span><text:span text:style-name="T8">if</text:span><text:span text:style-name="T11">(directStack.size()==</text:span><text:span text:style-name="T13">0</text:span><text:span text:style-name="T11">) </text:span><text:span text:style-name="T8">continue</text:span><text:span text:style-name="T11">;</text:span><text:line-break/><text:span text:style-name="T11"> <text:s text:c="19"/>stacks.get(key).remove(directStack.size()-</text:span><text:span text:style-name="T13">1</text:span><text:span text:style-name="T11">);</text:span><text:line-break/><text:span text:style-name="T11"> <text:s text:c="15"/>}</text:span><text:line-break/><text:span text:style-name="T11"> <text:s text:c="11"/>}</text:span><text:line-break/><text:span text:style-name="T11"> <text:s text:c="7"/>}</text:span><text:line-break/><text:soft-page-break/><text:span text:style-name="T11"> <text:s text:c="7"/>FNF.add(s);</text:span><text:line-break/><text:span text:style-name="T11"> <text:s text:c="3"/>}</text:span><text:line-break/><text:line-break/><text:span text:style-name="T11"> <text:s text:c="3"/>System.</text:span><text:span text:style-name="T10">out</text:span><text:span text:style-name="T11">.println(FNF.toString());</text:span><text:line-break/><text:span text:style-name="T11">}</text:span></text:p>
      <text:p text:style-name="P4"/>
      <text:p text:style-name="P4"/>
      <text:p text:style-name="P5">Przykład działania programu dla danych:</text:p>
      <text:p text:style-name="P7"><text:span text:style-name="Emphasis"><text:span text:style-name="T6"><text:tab/>A = {a, b, c, d}</text:span></text:span></text:p>
      <text:p text:style-name="P7"><text:span text:style-name="Emphasis"><text:span text:style-name="T6"><text:tab/></text:span></text:span><text:span text:style-name="Emphasis"><text:span text:style-name="T5">I = {(a, d), (d, a), (b, c), (c, b)}</text:span></text:span></text:p>
      <text:p text:style-name="P8"><text:span text:style-name="Emphasis"><text:span text:style-name="T5"><text:tab/>w =baadcb</text:span></text:span></text:p>
      <text:p text:style-name="P5"/>
      <text:p text:style-name="P5">Relacja zależności</text:p>
      <text:p text:style-name="P5">(a, b)</text:p>
      <text:p text:style-name="P5">(b, a)</text:p>
      <text:p text:style-name="P5">(a, c)</text:p>
      <text:p text:style-name="P5">(c, a)</text:p>
      <text:p text:style-name="P5">(b, d)</text:p>
      <text:p text:style-name="P5">(d, b)</text:p>
      <text:p text:style-name="P5">(c, d)</text:p>
      <text:p text:style-name="P5">(d, c)</text:p>
      <text:p text:style-name="P5">Trace: </text:p>
      <text:p text:style-name="P5">baadcb</text:p>
      <text:p text:style-name="P5">badacb</text:p>
      <text:p text:style-name="P5">baadbc</text:p>
      <text:p text:style-name="P5">bdaacb</text:p>
      <text:p text:style-name="P5">badabc</text:p>
      <text:p text:style-name="P5">bdaabc</text:p>
      <text:p text:style-name="P5">Postać Foaty: [b, ad, a, bc]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, 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3:12:35.565000000</meta:creation-date>
    <dc:date>2020-01-27T13:38:53.624000000</dc:date>
    <meta:editing-duration>PT14M37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4" meta:paragraph-count="37" meta:word-count="561" meta:character-count="5691" meta:non-whitespace-character-count="4062"/>
  </office:meta>
</office:document-meta>
</file>